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4.754cm" fo:margin-left="-0.25cm" style:page-number="auto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2.432cm"/>
    </style:style>
    <style:style style:name="Таблица1.E" style:family="table-column">
      <style:table-column-properties style:column-width="2.568cm"/>
    </style:style>
    <style:style style:name="Таблица1.F" style:family="table-column">
      <style:table-column-properties style:column-width="2cm"/>
    </style:style>
    <style:style style:name="Таблица1.G" style:family="table-column">
      <style:table-column-properties style:column-width="2.499cm"/>
    </style:style>
    <style:style style:name="Таблица1.H" style:family="table-column">
      <style:table-column-properties style:column-width="3.198cm"/>
    </style:style>
    <style:style style:name="Таблица1.I" style:family="table-column">
      <style:table-column-properties style:column-width="3.228cm"/>
    </style:style>
    <style:style style:name="Таблица1.J" style:family="table-column">
      <style:table-column-properties style:column-width="3.826cm"/>
    </style:style>
    <style:style style:name="Таблица1.1" style:family="table-row">
      <style:table-row-properties style:min-row-height="0.49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3" style:family="table-row">
      <style:table-row-properties style:min-row-height="0.176cm" style:keep-together="false" fo:keep-together="always"/>
    </style:style>
    <style:style style:name="Таблица1.E3" style:family="table-cell">
      <style:table-cell-properties style:vertical-align="bottom" fo:padding-left="0.191cm" fo:padding-right="0.191cm" fo:padding-top="0cm" fo:padding-bottom="0cm" fo:border="none"/>
    </style:style>
    <style:style style:name="Таблица1.I4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5" style:family="table-row">
      <style:table-row-properties style:min-row-height="0.459cm" style:keep-together="false" fo:keep-together="always"/>
    </style:style>
    <style:style style:name="Таблица1.6" style:family="table-row">
      <style:table-row-properties style:min-row-height="0.441cm" style:keep-together="false" fo:keep-together="always"/>
    </style:style>
    <style:style style:name="Таблица1.7" style:family="table-row">
      <style:table-row-properties style:min-row-height="1.191cm" style:keep-together="false" fo:keep-together="always"/>
    </style:style>
    <style:style style:name="Таблица1.A7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8" style:family="table-row">
      <style:table-row-properties style:min-row-height="1.007cm" style:keep-together="false" fo:keep-together="always"/>
    </style:style>
    <style:style style:name="Таблица1.B8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C8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9" style:family="table-row">
      <style:table-row-properties style:min-row-height="0.972cm" style:keep-together="false" fo:keep-together="always"/>
    </style:style>
    <style:style style:name="Таблица1.10" style:family="table-row">
      <style:table-row-properties style:min-row-height="0.961cm" style:keep-together="false" fo:keep-together="always"/>
    </style:style>
    <style:style style:name="Таблица1.11" style:family="table-row">
      <style:table-row-properties style:min-row-height="1cm" style:keep-together="false" fo:keep-together="always"/>
    </style:style>
    <style:style style:name="Таблица1.12" style:family="table-row">
      <style:table-row-properties style:keep-together="false" fo:keep-together="always"/>
    </style:style>
    <style:style style:name="Таблица1.B12.1" style:family="table-column">
      <style:table-column-properties style:column-width="5.249cm"/>
    </style:style>
    <style:style style:name="Таблица1.B12.2" style:family="table-column">
      <style:table-column-properties style:column-width="2.501cm"/>
    </style:style>
    <style:style style:name="Таблица1.B12.5" style:family="table-column">
      <style:table-column-properties style:column-width="1.251cm"/>
    </style:style>
    <style:style style:name="Таблица1.B12.6" style:family="table-column">
      <style:table-column-properties style:column-width="0.75cm"/>
    </style:style>
    <style:style style:name="Таблица1.B12.8" style:family="table-column">
      <style:table-column-properties style:column-width="3.251cm"/>
    </style:style>
    <style:style style:name="Таблица1.B12.9" style:family="table-column">
      <style:table-column-properties style:column-width="2.75cm"/>
    </style:style>
    <style:style style:name="Таблица1.B12.1" style:family="table-row">
      <style:table-row-properties style:min-row-height="0.792cm" style:keep-together="false" fo:keep-together="always"/>
    </style:style>
    <style:style style:name="Таблица1.B12.1.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B12.2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B12.10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12.2" style:family="table-row">
      <style:table-row-properties style:min-row-height="0.728cm" style:keep-together="false" fo:keep-together="always"/>
    </style:style>
    <style:style style:name="Таблица1.B12.1.2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12.3.2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B12.10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12.3" style:family="table-row">
      <style:table-row-properties style:min-row-height="0.123cm" style:keep-together="false" fo:keep-together="always"/>
    </style:style>
    <style:style style:name="Таблица1.B12.1.3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B12.4" style:family="table-row">
      <style:table-row-properties style:min-row-height="0.82cm" style:keep-together="false" fo:keep-together="always"/>
    </style:style>
    <style:style style:name="Таблица1.B12.1.4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B12.5" style:family="table-row">
      <style:table-row-properties style:min-row-height="0.732cm" style:keep-together="false" fo:keep-together="always"/>
    </style:style>
    <style:style style:name="Таблица1.B12.1.5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B12.4.5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13" style:family="table-row">
      <style:table-row-properties style:min-row-height="1.378cm" style:keep-together="false" fo:keep-together="always"/>
    </style:style>
    <style:style style:name="Таблица1.D1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B14.2" style:family="table-column">
      <style:table-column-properties style:column-width="2.251cm"/>
    </style:style>
    <style:style style:name="Таблица1.B14.3" style:family="table-column">
      <style:table-column-properties style:column-width="8.001cm"/>
    </style:style>
    <style:style style:name="Таблица1.B14.5" style:family="table-column">
      <style:table-column-properties style:column-width="0.499cm"/>
    </style:style>
    <style:style style:name="Таблица1.B14.8" style:family="table-column">
      <style:table-column-properties style:column-width="3.249cm"/>
    </style:style>
    <style:style style:name="Таблица1.B14.1" style:family="table-row">
      <style:table-row-properties style:min-row-height="0.915cm" style:keep-together="false" fo:keep-together="always"/>
    </style:style>
    <style:style style:name="Таблица1.B14.2" style:family="table-row">
      <style:table-row-properties style:min-row-height="0.979cm" style:keep-together="false" fo:keep-together="always"/>
    </style:style>
    <style:style style:name="Таблица1.B14.3" style:family="table-row">
      <style:table-row-properties style:min-row-height="0.995cm" style:keep-together="false" fo:keep-together="always"/>
    </style:style>
    <style:style style:name="Таблица1.B14.1.3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14.4" style:family="table-row">
      <style:table-row-properties style:min-row-height="0.984cm" style:keep-together="false" fo:keep-together="always"/>
    </style:style>
    <style:style style:name="Таблица1.B14.5" style:family="table-row">
      <style:table-row-properties style:min-row-height="0.75cm" style:keep-together="false" fo:keep-together="always"/>
    </style:style>
    <style:style style:name="Таблица1.B14.1.5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24.754cm" fo:margin-left="1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3cm"/>
    </style:style>
    <style:style style:name="Таблица2.C" style:family="table-column">
      <style:table-column-properties style:column-width="1.476cm"/>
    </style:style>
    <style:style style:name="Таблица2.D" style:family="table-column">
      <style:table-column-properties style:column-width="2.275cm"/>
    </style:style>
    <style:style style:name="Таблица2.E" style:family="table-column">
      <style:table-column-properties style:column-width="5.5cm"/>
    </style:style>
    <style:style style:name="Таблица2.F" style:family="table-column">
      <style:table-column-properties style:column-width="4.251cm"/>
    </style:style>
    <style:style style:name="Таблица2.G" style:family="table-column">
      <style:table-column-properties style:column-width="7.251cm"/>
    </style:style>
    <style:style style:name="Таблица2.1" style:family="table-row">
      <style:table-row-properties style:min-row-height="0.238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2.2" style:family="table-row">
      <style:table-row-properties style:keep-together="false" fo:keep-together="always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B2.1" style:family="table-column">
      <style:table-column-properties style:column-width="23.754cm"/>
    </style:style>
    <style:style style:name="Таблица2.B2.1" style:family="table-row">
      <style:table-row-properties style:min-row-height="0.979cm" style:keep-together="false" fo:keep-together="always"/>
    </style:style>
    <style:style style:name="Таблица2.B2.2" style:family="table-row">
      <style:table-row-properties style:min-row-height="0.175cm" style:keep-together="false" fo:keep-together="always"/>
    </style:style>
    <style:style style:name="Таблица2.B2.3" style:family="table-row">
      <style:table-row-properties style:min-row-height="0.489cm" style:keep-together="false" fo:keep-together="always"/>
    </style:style>
    <style:style style:name="Таблица2.B3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E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4" style:family="table-row">
      <style:table-row-properties style:min-row-height="1.268cm" style:keep-together="true" fo:keep-together="auto"/>
    </style:style>
    <style:style style:name="Таблица2.A4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B5.1" style:family="table-column">
      <style:table-column-properties style:column-width="5.251cm"/>
    </style:style>
    <style:style style:name="Таблица2.B5.2" style:family="table-column">
      <style:table-column-properties style:column-width="1.501cm"/>
    </style:style>
    <style:style style:name="Таблица2.B5.5" style:family="table-column">
      <style:table-column-properties style:column-width="13.002cm"/>
    </style:style>
    <style:style style:name="Таблица2.B5.1.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B5.2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2.B5.3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2.B5.5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B5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2.B5.2.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2.B5.3.2" style:family="table-cell">
      <style:table-cell-properties fo:padding-left="0.191cm" fo:padding-right="0.191cm" fo:padding-top="0cm" fo:padding-bottom="0cm" fo:border="none"/>
    </style:style>
    <style:style style:name="Таблица2.B5.5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2.B5.1.3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B5.2.3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B5.3.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2.B5.5.3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B6.1" style:family="table-column">
      <style:table-column-properties style:column-width="23.003cm"/>
    </style:style>
    <style:style style:name="Таблица2.B6.2" style:family="table-column">
      <style:table-column-properties style:column-width="0.751cm"/>
    </style:style>
    <style:style style:name="Таблица2.B6.1" style:family="table-row">
      <style:table-row-properties style:min-row-height="0.887cm" style:keep-together="false" fo:keep-together="always"/>
    </style:style>
    <style:style style:name="Таблица2.B6.2.1" style:family="table-cell">
      <style:table-cell-properties fo:padding="0.191cm" fo:border-left="none" fo:border-right="0.002cm solid #000000" fo:border-top="none" fo:border-bottom="none"/>
    </style:style>
    <style:style style:name="Таблица2.B6.2" style:family="table-row">
      <style:table-row-properties style:min-row-height="5.644cm" style:keep-together="false" fo:keep-together="always"/>
    </style:style>
    <style:style style:name="Таблица2.7" style:family="table-row">
      <style:table-row-properties style:min-row-height="0.503cm" style:keep-together="true" fo:keep-together="auto"/>
    </style:style>
    <style:style style:name="Таблица2.A7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2.A8" style:family="table-cell">
      <style:table-cell-properties style:vertical-align="middle" fo:padding-left="0.191cm" fo:padding-right="0.191cm" fo:padding-top="0cm" fo:padding-bottom="0cm" fo:border="none"/>
    </style:style>
    <style:style style:name="Таблица2.G8" style:family="table-cell">
      <style:table-cell-properties style:vertical-align="bottom" fo:padding-left="0.191cm" fo:padding-right="0.191cm" fo:padding-top="0cm" fo:padding-bottom="0cm" fo:border="none"/>
    </style:style>
    <style:style style:name="Таблица2.A9.2" style:family="table-column">
      <style:table-column-properties style:column-width="4.477cm"/>
    </style:style>
    <style:style style:name="Таблица2.A9.3" style:family="table-column">
      <style:table-column-properties style:column-width="7.775cm"/>
    </style:style>
    <style:style style:name="Таблица2.A9.1" style:family="table-row">
      <style:table-row-properties style:min-row-height="1.205cm" style:keep-together="false" fo:keep-together="always"/>
    </style:style>
    <style:style style:name="Таблица2.A9.2" style:family="table-row">
      <style:table-row-properties style:min-row-height="0.746cm" style:keep-together="false" fo:keep-together="always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uk" fo:country="U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2pt" fo:language="uk" fo:country="U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position="-25% 100%" fo:font-size="12pt" fo:language="uk" fo:country="UA" style:font-size-asian="12pt" style:font-size-complex="12pt"/>
    </style:style>
    <style:style style:name="P18" style:family="paragraph" style:parent-style-name="Standard">
      <style:text-properties style:text-position="-25% 100%" fo:font-size="12pt" fo:language="en" fo:country="US" style:text-underline-style="solid" style:text-underline-width="auto" style:text-underline-color="font-color" style:font-size-asian="12pt" style:font-size-complex="12pt"/>
    </style:style>
    <style:style style:name="P19" style:family="paragraph" style:parent-style-name="Standard">
      <style:text-properties style:text-position="-25% 100%" fo:font-size="12pt" fo:language="en" fo:country="US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0.501cm"/>
        </style:tab-stops>
      </style:paragraph-properties>
      <style:text-properties fo:language="en" fo:country="US"/>
    </style:style>
    <style:style style:name="P21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2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23" style:family="paragraph" style:parent-style-name="heading_20_6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24" style:family="paragraph" style:parent-style-name="Standard">
      <style:text-properties fo:font-size="12pt" fo:language="en" fo:country="US" style:font-size-asian="12pt" style:font-size-complex="12pt"/>
    </style:style>
    <style:style style:name="P25" style:family="paragraph" style:parent-style-name="Standard">
      <style:text-properties fo:font-size="11pt" fo:language="en" fo:country="US" style:font-size-asian="11pt" style:font-size-complex="11pt"/>
    </style:style>
    <style:style style:name="P26" style:family="paragraph" style:parent-style-name="Standard">
      <style:text-properties fo:font-size="11pt" fo:language="uk" fo:country="UA" style:font-size-asian="11pt" style:font-size-complex="11pt"/>
    </style:style>
    <style:style style:name="P27" style:family="paragraph" style:parent-style-name="Standard">
      <style:text-properties fo:font-size="11pt" fo:language="ru" fo:country="RU" style:font-size-asian="11pt" style:font-size-complex="11pt"/>
    </style:style>
    <style:style style:name="P28" style:family="paragraph" style:parent-style-name="Standard" style:list-style-name="">
      <style:paragraph-properties fo:margin-left="0cm" fo:margin-right="0cm" fo:text-indent="0cm" style:auto-text-indent="false" style:text-autospace="none"/>
      <style:text-properties fo:font-size="11pt" fo:language="en" fo:country="US" style:font-size-asian="11pt" style:font-size-complex="11pt"/>
    </style:style>
    <style:style style:name="P29" style:family="paragraph" style:parent-style-name="heading_20_4">
      <style:text-properties style:font-name="Times New Roman" fo:language="ru" fo:country="RU" style:font-name-asian="Times New Roman" style:font-name-complex="Times New Roman"/>
    </style:style>
    <style:style style:name="P30" style:family="paragraph" style:parent-style-name="Îáû_f7_íûé" style:list-style-name="">
      <style:paragraph-properties style:text-autospace="none"/>
      <style:text-properties fo:font-size="12pt" fo:language="en" fo:country="US" style:font-size-asian="12pt" style:font-size-complex="12pt"/>
    </style:style>
    <style:style style:name="P31" style:family="paragraph" style:parent-style-name="Îáû_f7_íûé" style:list-style-name="">
      <style:paragraph-properties style:text-autospace="none"/>
      <style:text-properties fo:font-size="11pt" fo:language="en" fo:country="US" style:font-size-asian="11pt" style:font-size-complex="11pt"/>
    </style:style>
    <style:style style:name="P32" style:family="paragraph" style:parent-style-name="heading_20_7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style:text-position="-25% 100%" fo:font-size="12pt" style:font-size-asian="12pt" style:font-size-complex="12pt"/>
    </style:style>
    <style:style style:name="T4" style:family="text">
      <style:text-properties style:text-position="-25% 100%" fo:font-size="12pt" fo:language="en" fo:country="US" style:font-size-asian="12pt" style:font-size-complex="12pt"/>
    </style:style>
    <style:style style:name="T5" style:family="text">
      <style:text-properties style:text-position="-25% 100%" fo:font-size="12pt" fo:language="uk" fo:country="UA" style:font-size-asian="12pt" style:font-size-complex="12pt"/>
    </style:style>
    <style:style style:name="T6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1" office:value-type="string">
            <text:p text:style-name="P5"/>
          </table:table-cell>
          <table:table-cell table:style-name="Таблица1.A1" table:number-columns-spanned="3" office:value-type="string">
            <text:p text:style-name="P16"/>
          </table:table-cell>
          <table:covered-table-cell/>
          <table:covered-table-cell/>
          <table:table-cell table:style-name="Таблица1.E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.E3" office:value-type="string">
            <text:p text:style-name="P4"/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5"/>
          </table:table-cell>
          <table:table-cell table:style-name="Таблица1.A1" table:number-columns-spanned="3" office:value-type="string">
            <text:p text:style-name="P16"/>
          </table:table-cell>
          <table:covered-table-cell/>
          <table:covered-table-cell/>
          <table:table-cell table:style-name="Таблица1.E3" table:number-columns-spanned="4" office:value-type="string">
            <text:p text:style-name="P22"><text:span text:style-name="T6">АКТОВИЙ ЗАПИС </text:span>ПРО ЗМІНУ ІМЕНІ №</text:p>
          </table:table-cell>
          <table:covered-table-cell/>
          <table:covered-table-cell/>
          <table:covered-table-cell/>
          <table:table-cell table:style-name="Таблица1.I4" office:value-type="string">
            <text:p text:style-name="P4">!НАЗ!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5">
          <table:table-cell table:style-name="Таблица1.A1" office:value-type="string">
            <text:p text:style-name="P5"/>
          </table:table-cell>
          <table:table-cell table:style-name="Таблица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E3" office:value-type="string">
            <text:p text:style-name="P9">від</text:p>
          </table:table-cell>
          <table:table-cell table:style-name="Таблица1.I4" table:number-columns-spanned="2" office:value-type="string">
            <text:p text:style-name="P9">!ДДМММРРРР р.!</text:p>
          </table:table-cell>
          <table:covered-table-cell/>
          <table:table-cell table:style-name="Таблица1.A1" table:number-columns-spanned="2" office:value-type="string">
            <text:p text:style-name="Standard"/>
          </table:table-cell>
          <table:covered-table-cell/>
        </table:table-row>
        <table:table-row table:style-name="Таблица1.6">
          <table:table-cell table:style-name="Таблица1.A1" office:value-type="string">
            <text:p text:style-name="P5"/>
          </table:table-cell>
          <table:table-cell table:style-name="Таблица1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9"/>
          </table:table-cell>
          <table:table-cell table:style-name="Таблица1.A1" table:number-columns-spanned="2" office:value-type="string">
            <text:p text:style-name="P8"/>
          </table:table-cell>
          <table:covered-table-cell/>
          <table:table-cell table:style-name="Таблица1.A1" table:number-columns-spanned="2" office:value-type="string">
            <text:p text:style-name="Standard"/>
          </table:table-cell>
          <table:covered-table-cell/>
        </table:table-row>
        <table:table-row table:style-name="Таблица1.7">
          <table:table-cell table:style-name="Таблица1.A7" table:number-columns-spanned="7" office:value-type="string">
            <text:h text:style-name="P23" text:outline-level="6" text:is-list-header="true">ДО ЗМІН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3" office:value-type="string">
            <text:h text:style-name="P32" text:outline-level="7" text:is-list-header="true">ПІСЛЯ ЗМІНИ</text:h>
          </table:table-cell>
          <table:covered-table-cell/>
          <table:covered-table-cell/>
        </table:table-row>
        <table:table-row table:style-name="Таблица1.8">
          <table:table-cell table:style-name="Таблица1.A7" office:value-type="string">
            <text:p text:style-name="P5">1.</text:p>
          </table:table-cell>
          <table:table-cell table:style-name="Таблица1.B8" office:value-type="string">
            <text:p text:style-name="P17">Прізвище <text:s text:c="2"/></text:p>
          </table:table-cell>
          <table:table-cell table:style-name="Таблица1.C8" table:number-columns-spanned="5" office:value-type="string">
            <text:p text:style-name="P13">!СтПр!</text:p>
          </table:table-cell>
          <table:covered-table-cell/>
          <table:covered-table-cell/>
          <table:covered-table-cell/>
          <table:covered-table-cell/>
          <table:table-cell table:style-name="Таблица1.C8" table:number-columns-spanned="3" office:value-type="string">
            <text:p text:style-name="P13">!НПр!</text:p>
          </table:table-cell>
          <table:covered-table-cell/>
          <table:covered-table-cell/>
        </table:table-row>
        <table:table-row table:style-name="Таблица1.9">
          <table:table-cell table:style-name="Таблица1.A7" office:value-type="string">
            <text:p text:style-name="P5">2.</text:p>
          </table:table-cell>
          <table:table-cell table:style-name="Таблица1.B8" office:value-type="string">
            <text:p text:style-name="Standard"><text:span text:style-name="T3">Ім</text:span><text:span text:style-name="T4">’</text:span><text:span text:style-name="T3">я</text:span><text:span text:style-name="T4"> <text:s text:c="2"/></text:span></text:p>
          </table:table-cell>
          <table:table-cell table:style-name="Таблица1.C8" table:number-columns-spanned="5" office:value-type="string">
            <text:p text:style-name="P13">!СтІм!</text:p>
          </table:table-cell>
          <table:covered-table-cell/>
          <table:covered-table-cell/>
          <table:covered-table-cell/>
          <table:covered-table-cell/>
          <table:table-cell table:style-name="Таблица1.C8" table:number-columns-spanned="3" office:value-type="string">
            <text:p text:style-name="P13">!НІм!</text:p>
          </table:table-cell>
          <table:covered-table-cell/>
          <table:covered-table-cell/>
        </table:table-row>
        <table:table-row table:style-name="Таблица1.10">
          <table:table-cell table:style-name="Таблица1.A7" office:value-type="string">
            <text:p text:style-name="P5">3.</text:p>
          </table:table-cell>
          <table:table-cell table:style-name="Таблица1.B8" office:value-type="string">
            <text:p text:style-name="P17">По батькові </text:p>
          </table:table-cell>
          <table:table-cell table:style-name="Таблица1.C8" table:number-columns-spanned="5" office:value-type="string">
            <text:p text:style-name="P7">!СтПб!</text:p>
          </table:table-cell>
          <table:covered-table-cell/>
          <table:covered-table-cell/>
          <table:covered-table-cell/>
          <table:covered-table-cell/>
          <table:table-cell table:style-name="Таблица1.C8" table:number-columns-spanned="3" office:value-type="string">
            <text:p text:style-name="P7">!НПб!</text:p>
          </table:table-cell>
          <table:covered-table-cell/>
          <table:covered-table-cell/>
        </table:table-row>
        <table:table-row table:style-name="Таблица1.11">
          <table:table-cell table:style-name="Таблица1.A7" office:value-type="string">
            <text:p text:style-name="P5">4.</text:p>
          </table:table-cell>
          <table:table-cell table:style-name="Таблица1.B8" table:number-columns-spanned="2" office:value-type="string">
            <text:p text:style-name="P17">Дата народження </text:p>
          </table:table-cell>
          <table:covered-table-cell/>
          <table:table-cell table:style-name="Таблица1.C8" table:number-columns-spanned="7" office:value-type="string">
            <text:p text:style-name="P18">! <text:s/>днддмммрррр <text:s text:c="2"/>р. <text:s/>!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7" office:value-type="string">
            <text:p text:style-name="P14">5.</text:p>
          </table:table-cell>
          <table:table-cell table:number-columns-spanned="9">
            <table:table table:is-sub-table="true">
              <table:table-column table:style-name="Таблица1.B12.1"/>
              <table:table-column table:style-name="Таблица1.B12.2"/>
              <table:table-column table:style-name="Таблица1.F" table:number-columns-repeated="2"/>
              <table:table-column table:style-name="Таблица1.B12.5"/>
              <table:table-column table:style-name="Таблица1.B12.6"/>
              <table:table-column table:style-name="Таблица1.B"/>
              <table:table-column table:style-name="Таблица1.B12.8"/>
              <table:table-column table:style-name="Таблица1.B12.9"/>
              <table:table-column table:style-name="Таблица1.C"/>
              <table:table-row table:style-name="Таблица1.B12.1">
                <table:table-cell table:style-name="Таблица1.B12.1.1" office:value-type="string">
                  <text:p text:style-name="P19">Місце народження</text:p>
                </table:table-cell>
                <table:table-cell table:style-name="Таблица1.B12.2.1" office:value-type="string">
                  <text:p text:style-name="Standard"><text:span text:style-name="T3">д</text:span><text:span text:style-name="T4">ержава <text:s/></text:span></text:p>
                </table:table-cell>
                <table:table-cell table:style-name="Таблица1.B12.2.1" table:number-columns-spanned="4" office:value-type="string">
                  <text:p text:style-name="P19">!ДН!</text:p>
                </table:table-cell>
                <table:covered-table-cell/>
                <table:covered-table-cell/>
                <table:covered-table-cell/>
                <table:table-cell table:style-name="Таблица1.B12.2.1" office:value-type="string">
                  <text:p text:style-name="Standard"><text:span text:style-name="T5">о</text:span><text:span text:style-name="T4">бласть</text:span></text:p>
                </table:table-cell>
                <table:table-cell table:style-name="Таблица1.B12.2.1" table:number-columns-spanned="2" office:value-type="string">
                  <text:p text:style-name="P19">!ОН!</text:p>
                </table:table-cell>
                <table:covered-table-cell/>
                <table:table-cell table:style-name="Таблица1.B12.10.1" office:value-type="string">
                  <text:p text:style-name="Standard"/>
                </table:table-cell>
              </table:table-row>
              <table:table-row table:style-name="Таблица1.B12.2">
                <table:table-cell table:style-name="Таблица1.B12.1.2" office:value-type="string">
                  <text:p text:style-name="Standard"/>
                </table:table-cell>
                <table:table-cell table:style-name="Таблица1.E3" office:value-type="string">
                  <text:p text:style-name="P19">район <text:s text:c="2"/></text:p>
                </table:table-cell>
                <table:table-cell table:style-name="Таблица1.B12.3.2" table:number-columns-spanned="4" office:value-type="string">
                  <text:p text:style-name="P19">!РН!</text:p>
                </table:table-cell>
                <table:covered-table-cell/>
                <table:covered-table-cell/>
                <table:covered-table-cell/>
                <table:table-cell table:style-name="Таблица1.E3" office:value-type="string">
                  <text:p text:style-name="P19">!мссН!</text:p>
                </table:table-cell>
                <table:table-cell table:style-name="Таблица1.B12.3.2" table:number-columns-spanned="2" office:value-type="string">
                  <text:p text:style-name="P19">!МН!</text:p>
                </table:table-cell>
                <table:covered-table-cell/>
                <table:table-cell table:style-name="Таблица1.B12.10.2" office:value-type="string">
                  <text:p text:style-name="Standard"/>
                </table:table-cell>
              </table:table-row>
              <table:table-row table:style-name="Таблица1.B12.3">
                <table:table-cell table:style-name="Таблица1.B12.1.3" table:number-columns-spanned="10" office:value-type="string">
                  <text:p text:style-name="Standard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1.B12.4">
                <table:table-cell table:style-name="Таблица1.B12.1.4" table:number-columns-spanned="3" office:value-type="string">
                  <text:p text:style-name="P14">Номер і дата актового запису про народження: №</text:p>
                </table:table-cell>
                <table:covered-table-cell/>
                <table:covered-table-cell/>
                <table:table-cell table:style-name="Таблица1.I4" office:value-type="string">
                  <text:p text:style-name="P14">!НАЗН!</text:p>
                </table:table-cell>
                <table:table-cell table:style-name="Таблица1.E3" office:value-type="string">
                  <text:p text:style-name="P6">від</text:p>
                </table:table-cell>
                <table:table-cell table:style-name="Таблица1.I4" table:number-columns-spanned="3" office:value-type="string">
                  <text:p text:style-name="P15">!ДАЗН! р.</text:p>
                </table:table-cell>
                <table:covered-table-cell/>
                <table:covered-table-cell/>
                <table:table-cell table:style-name="Таблица1.B12.10.2" table:number-columns-spanned="2" office:value-type="string">
                  <text:p text:style-name="P14"/>
                </table:table-cell>
                <table:covered-table-cell/>
              </table:table-row>
              <table:table-row table:style-name="Таблица1.B12.5">
                <table:table-cell table:style-name="Таблица1.B12.1.5" table:number-columns-spanned="3" office:value-type="string">
                  <text:p text:style-name="Standard"/>
                </table:table-cell>
                <table:covered-table-cell/>
                <table:covered-table-cell/>
                <table:table-cell table:style-name="Таблица1.B12.4.5" table:number-columns-spanned="7" office:value-type="string">
                  <text:p text:style-name="Standard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7" office:value-type="string">
            <text:p text:style-name="P14">6.</text:p>
          </table:table-cell>
          <table:table-cell table:style-name="Таблица1.B8" table:number-columns-spanned="2" office:value-type="string">
            <text:h text:style-name="P29" text:outline-level="4" text:is-list-header="true">Громадянство</text:h>
          </table:table-cell>
          <table:covered-table-cell/>
          <table:table-cell table:style-name="Таблица1.D13" table:number-columns-spanned="7" office:value-type="string">
            <text:p text:style-name="P5">!громадянство!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7" office:value-type="string">
            <text:p text:style-name="P14">7.</text:p>
          </table:table-cell>
          <table:table-cell table:number-columns-spanned="9">
            <table:table table:is-sub-table="true">
              <table:table-column table:style-name="Таблица1.B"/>
              <table:table-column table:style-name="Таблица1.B14.2"/>
              <table:table-column table:style-name="Таблица1.B14.3"/>
              <table:table-column table:style-name="Таблица1.F"/>
              <table:table-column table:style-name="Таблица1.B14.5"/>
              <table:table-column table:style-name="Таблица1.B12.2"/>
              <table:table-column table:style-name="Таблица1.B12.5"/>
              <table:table-column table:style-name="Таблица1.B14.8"/>
              <table:table-column table:style-name="Таблица1.C"/>
              <table:table-row table:style-name="Таблица1.B14.1">
                <table:table-cell table:style-name="Таблица1.B12.1.2" office:value-type="string">
                  <text:p text:style-name="P19">Місце</text:p>
                  <text:p text:style-name="P19">проживання:</text:p>
                </table:table-cell>
                <table:table-cell table:style-name="Таблица1.B12.2.1" office:value-type="string">
                  <text:p text:style-name="Standard"><text:span text:style-name="T3">д</text:span><text:span text:style-name="T4">ержава <text:s/></text:span></text:p>
                </table:table-cell>
                <table:table-cell table:style-name="Таблица1.B12.3.2" office:value-type="string">
                  <text:p text:style-name="P19">!ДП!</text:p>
                </table:table-cell>
                <table:table-cell table:style-name="Таблица1.B12.2.1" office:value-type="string">
                  <text:p text:style-name="Standard"><text:span text:style-name="T5">о</text:span><text:span text:style-name="T4">бласть</text:span></text:p>
                </table:table-cell>
                <table:table-cell table:style-name="Таблица1.B12.3.2" table:number-columns-spanned="4" office:value-type="string">
                  <text:p text:style-name="P19">!ОП!</text:p>
                </table:table-cell>
                <table:covered-table-cell/>
                <table:covered-table-cell/>
                <table:covered-table-cell/>
                <table:table-cell table:style-name="Таблица1.B12.10.1" office:value-type="string">
                  <text:p text:style-name="Standard"/>
                </table:table-cell>
              </table:table-row>
              <table:table-row table:style-name="Таблица1.B14.2">
                <table:table-cell table:style-name="Таблица1.B12.1.2" office:value-type="string">
                  <text:p text:style-name="Standard"/>
                </table:table-cell>
                <table:table-cell table:style-name="Таблица1.E3" office:value-type="string">
                  <text:p text:style-name="P19">район <text:s text:c="2"/></text:p>
                </table:table-cell>
                <table:table-cell table:style-name="Таблица1.I4" table:number-columns-spanned="6" office:value-type="string">
                  <text:p text:style-name="P19">!РП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Таблица1.B12.10.2" office:value-type="string">
                  <text:p text:style-name="Standard"/>
                </table:table-cell>
              </table:table-row>
              <table:table-row table:style-name="Таблица1.B14.3">
                <table:table-cell table:style-name="Таблица1.B14.1.3" office:value-type="string">
                  <text:p text:style-name="Standard"/>
                </table:table-cell>
                <table:table-cell table:style-name="Таблица1.E3" office:value-type="string">
                  <text:p text:style-name="P19">!мссП!</text:p>
                </table:table-cell>
                <table:table-cell table:style-name="Таблица1.B12.3.2" table:number-columns-spanned="6" office:value-type="string">
                  <text:p text:style-name="P19">!МП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Таблица1.B12.10.2" office:value-type="string">
                  <text:p text:style-name="Standard"/>
                </table:table-cell>
              </table:table-row>
              <table:table-row table:style-name="Таблица1.B14.4">
                <table:table-cell table:style-name="Таблица1.B12.1.4" office:value-type="string">
                  <text:p text:style-name="P14"/>
                </table:table-cell>
                <table:table-cell table:style-name="Таблица1.E3" office:value-type="string">
                  <text:p text:style-name="P14">вул.</text:p>
                </table:table-cell>
                <table:table-cell table:style-name="Таблица1.I4" office:value-type="string">
                  <text:p text:style-name="P14">!вул!</text:p>
                </table:table-cell>
                <table:table-cell table:style-name="Таблица1.E3" table:number-columns-spanned="2" office:value-type="string">
                  <text:p text:style-name="P14">буд.</text:p>
                </table:table-cell>
                <table:covered-table-cell/>
                <table:table-cell table:style-name="Таблица1.I4" office:value-type="string">
                  <text:p text:style-name="P14">!буд!</text:p>
                </table:table-cell>
                <table:table-cell table:style-name="Таблица1.E3" office:value-type="string">
                  <text:p text:style-name="P14">кв.</text:p>
                </table:table-cell>
                <table:table-cell table:style-name="Таблица1.I4" office:value-type="string">
                  <text:p text:style-name="P14">!кв!</text:p>
                </table:table-cell>
                <table:table-cell table:style-name="Таблица1.B12.10.2" office:value-type="string">
                  <text:p text:style-name="P14"/>
                </table:table-cell>
              </table:table-row>
              <table:table-row table:style-name="Таблица1.B14.5">
                <table:table-cell table:style-name="Таблица1.B14.1.5" table:number-columns-spanned="9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ext:p text:style-name="P20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5">8.</text:p>
          </table:table-cell>
          <table:table-cell table:number-columns-spanned="6">
            <table:table table:is-sub-table="true">
              <table:table-column table:style-name="Таблица2.B2.1"/>
              <table:table-row table:style-name="Таблица2.B2.1">
                <table:table-cell table:style-name="Таблица2.A2" office:value-type="string">
                  <text:p text:style-name="P10">Відмітка про сплату державного мита: !сплачено!, квитанція № !нк! від !дк! р.</text:p>
                </table:table-cell>
              </table:table-row>
              <table:table-row table:style-name="Таблица2.B2.2">
                <table:table-cell table:style-name="Таблица2.A2" office:value-type="string">
                  <text:p text:style-name="P12">!банк!</text:p>
                </table:table-cell>
              </table:table-row>
              <table:table-row table:style-name="Таблица2.B2.3">
                <table:table-cell table:style-name="Таблица2.A2" office:value-type="string">
                  <text:p text:style-name="P12">(найменування кредитно-фінансової установи)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B2.3">
          <table:table-cell table:style-name="Таблица2.A2" office:value-type="string">
            <text:p text:style-name="P5">9.</text:p>
          </table:table-cell>
          <table:table-cell table:style-name="Таблица2.B3" table:number-columns-spanned="3" office:value-type="string">
            <text:p text:style-name="P5">Серія, номер, ким видано паспорт</text:p>
            <text:p text:style-name="P5">заявнику та дата його видачі</text:p>
          </table:table-cell>
          <table:covered-table-cell/>
          <table:covered-table-cell/>
          <table:table-cell table:style-name="Таблица2.E3" table:number-columns-spanned="3" office:value-type="string">
            <text:p text:style-name="P10">!Паспорт!</text:p>
          </table:table-cell>
          <table:covered-table-cell/>
          <table:covered-table-cell/>
        </table:table-row>
        <table:table-row table:style-name="Таблица2.4">
          <table:table-cell table:style-name="Таблица2.A4" office:value-type="string">
            <text:p text:style-name="P5">10.</text:p>
          </table:table-cell>
          <table:table-cell table:style-name="Таблица2.A4" table:number-columns-spanned="6" office:value-type="string">
            <text:p text:style-name="P14"><text:span text:style-name="T2">Підпис заявника <text:s text:c="129"/></text:span><text:span text:style-name="T1">√ _________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>11.</text:p>
          </table:table-cell>
          <table:table-cell table:number-columns-spanned="6">
            <table:table table:is-sub-table="true">
              <table:table-column table:style-name="Таблица2.B5.1"/>
              <table:table-column table:style-name="Таблица2.B5.2"/>
              <table:table-column table:style-name="Таблица2.A"/>
              <table:table-column table:style-name="Таблица2.B"/>
              <table:table-column table:style-name="Таблица2.B5.5"/>
              <table:table-row table:style-name="Таблица2.2">
                <table:table-cell table:style-name="Таблица2.B5.1.1" office:value-type="string">
                  <text:p text:style-name="P5"/>
                </table:table-cell>
                <table:table-cell table:style-name="Таблица2.B5.2.1" office:value-type="string">
                  <text:p text:style-name="P12"/>
                </table:table-cell>
                <table:table-cell table:style-name="Таблица2.B5.3.1" office:value-type="string">
                  <text:p text:style-name="P6"/>
                </table:table-cell>
                <table:table-cell table:style-name="Таблица2.B5.2.1" office:value-type="string">
                  <text:p text:style-name="P6"/>
                </table:table-cell>
                <table:table-cell table:style-name="Таблица2.B5.5.1" office:value-type="string">
                  <text:p text:style-name="P5"/>
                </table:table-cell>
              </table:table-row>
              <table:table-row table:style-name="Таблица2.2">
                <table:table-cell table:style-name="Таблица2.B5.1.2" office:value-type="string">
                  <text:p text:style-name="P5">Видано свідоцтво серія</text:p>
                </table:table-cell>
                <table:table-cell table:style-name="Таблица2.B5.2.2" office:value-type="string">
                  <text:p text:style-name="P12">!СС!</text:p>
                </table:table-cell>
                <table:table-cell table:style-name="Таблица2.B5.3.2" office:value-type="string">
                  <text:p text:style-name="P6">№</text:p>
                </table:table-cell>
                <table:table-cell table:style-name="Таблица2.B5.2.2" office:value-type="string">
                  <text:p text:style-name="P6">!НС!</text:p>
                </table:table-cell>
                <table:table-cell table:style-name="Таблица2.B5.5.2" office:value-type="string">
                  <text:p text:style-name="P5"/>
                </table:table-cell>
              </table:table-row>
              <table:table-row table:style-name="Таблица2.2">
                <table:table-cell table:style-name="Таблица2.B5.1.3" office:value-type="string">
                  <text:p text:style-name="P5"/>
                </table:table-cell>
                <table:table-cell table:style-name="Таблица2.B5.2.3" office:value-type="string">
                  <text:p text:style-name="P5"/>
                </table:table-cell>
                <table:table-cell table:style-name="Таблица2.B5.3.3" office:value-type="string">
                  <text:p text:style-name="P5"/>
                </table:table-cell>
                <table:table-cell table:style-name="Таблица2.B5.2.3" office:value-type="string">
                  <text:p text:style-name="P5"/>
                </table:table-cell>
                <table:table-cell table:style-name="Таблица2.B5.5.3" office:value-type="string">
                  <text:p text:style-name="P5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>12.</text:p>
          </table:table-cell>
          <table:table-cell table:number-columns-spanned="6">
            <table:table table:is-sub-table="true">
              <table:table-column table:style-name="Таблица2.B6.1"/>
              <table:table-column table:style-name="Таблица2.B6.2"/>
              <table:table-row table:style-name="Таблица2.B6.1">
                <table:table-cell table:style-name="Таблица2.B5.1.2" office:value-type="string">
                  <text:p text:style-name="P14"><text:span text:style-name="T2">Для відміток (зазначити а</text:span><text:span text:style-name="T1">к</text:span><text:span text:style-name="T2">тові записи, до яких внесено зміни, їх номери, дату та місце їх складання)</text:span></text:p>
                </table:table-cell>
                <table:table-cell table:style-name="Таблица2.B6.2.1" office:value-type="string">
                  <text:p text:style-name="P5"/>
                </table:table-cell>
              </table:table-row>
              <table:table-row table:style-name="Таблица2.B6.2">
                <table:table-cell table:style-name="Таблица2.B3" office:value-type="string">
                  <text:p text:style-name="P5">!Помітки!</text:p>
                </table:table-cell>
                <table:table-cell table:style-name="Таблица2.B5.5.3" office:value-type="string">
                  <text:p text:style-name="P5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7" office:value-type="string">
            <text:p text:style-name="P5"/>
          </table:table-cell>
          <table:table-cell table:style-name="Таблица2.A7" office:value-type="string">
            <text:p text:style-name="P5"/>
          </table:table-cell>
          <table:table-cell table:style-name="Таблица2.A7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office:value-type="string">
            <text:p text:style-name="P5"/>
          </table:table-cell>
          <table:table-cell table:style-name="Таблица2.A8" table:number-columns-spanned="2" office:value-type="string">
            <text:p text:style-name="P10"/>
          </table:table-cell>
          <table:covered-table-cell/>
          <table:table-cell table:style-name="Таблица2.A8" table:number-columns-spanned="2" office:value-type="string">
            <text:p text:style-name="P5">Керівник органу державної реєстрації </text:p>
            <text:p text:style-name="P30">актів цивільного стану</text:p>
          </table:table-cell>
          <table:covered-table-cell/>
          <table:table-cell table:style-name="Таблица2.A8" office:value-type="string">
            <text:p text:style-name="P5"/>
          </table:table-cell>
          <table:table-cell table:style-name="Таблица2.G8" office:value-type="string">
            <text:p text:style-name="P26">!Керівник!</text:p>
          </table:table-cell>
        </table:table-row>
        <table:table-row table:style-name="Таблица2.2">
          <table:table-cell table:number-columns-spanned="6">
            <table:table table:is-sub-table="true">
              <table:table-column table:style-name="Таблица2.A"/>
              <table:table-column table:style-name="Таблица2.A9.2"/>
              <table:table-column table:style-name="Таблица2.A9.3"/>
              <table:table-column table:style-name="Таблица2.F"/>
              <table:table-row table:style-name="Таблица2.A9.1">
                <table:table-cell table:style-name="Таблица2.A8" office:value-type="string">
                  <text:p text:style-name="P5"/>
                </table:table-cell>
                <table:table-cell table:style-name="Таблица2.A8" office:value-type="string">
                  <text:p text:style-name="P10">М.П.</text:p>
                </table:table-cell>
                <table:table-cell table:style-name="Таблица2.A8" office:value-type="string">
                  <text:p text:style-name="P5"/>
                </table:table-cell>
                <table:table-cell table:style-name="Таблица2.B5.2.3" office:value-type="string">
                  <text:p text:style-name="P5"><text:s text:c="9"/>(підпис)</text:p>
                </table:table-cell>
              </table:table-row>
              <table:table-row table:style-name="Таблица2.A9.2">
                <table:table-cell table:style-name="Таблица2.A8" office:value-type="string">
                  <text:p text:style-name="P5"/>
                </table:table-cell>
                <table:table-cell table:style-name="Таблица2.A8" office:value-type="string">
                  <text:p text:style-name="P10"/>
                </table:table-cell>
                <table:table-cell table:style-name="Таблица2.A8" office:value-type="string">
                  <text:p text:style-name="P25">Посадова особа органу державної</text:p>
                  <text:p text:style-name="P28">реєстрації актів цивільного стану,</text:p>
                  <text:p text:style-name="P31">яка склала актовий запис</text:p>
                </table:table-cell>
                <table:table-cell table:style-name="Таблица2.B5.3.2" office:value-type="string">
                  <text:p text:style-name="P5"><text:s text:c="9"/>(підпис)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8" office:value-type="string">
            <text:p text:style-name="P27">!ПІБ_по! !Посада!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>
      <style:paragraph-properties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>
      <style:paragraph-properties fo:keep-with-next="always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áû_f7_íûé" style:display-name="Îáû÷íûé" style:family="paragraph">
      <style:paragraph-properties style:text-autospace="none"/>
      <style:text-properties fo:font-size="10pt" fo:language="ru" fo:country="RU" style:font-size-asian="10pt" style:font-size-complex="10pt"/>
    </style:style>
    <style:style style:name="Default_20_Paragraph_20_Font" style:display-name="Default Paragraph Font" style:family="text"/>
    <style:style style:name="Îñíîâíîé_20_øðèôò" style:display-name="Îñíîâíîé øðèôò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04cm" fo:page-height="21.003cm" style:num-format="1" style:print-orientation="landscape" fo:margin-top="1cm" fo:margin-bottom="0.63cm" fo:margin-left="3.501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6:30:13.21</dc:date>
    <meta:editing-cycles>2</meta:editing-cycles>
    <meta:editing-duration>PT9M36S</meta:editing-duration>
    <meta:document-statistic meta:table-count="2" meta:image-count="0" meta:object-count="0" meta:page-count="2" meta:paragraph-count="83" meta:word-count="161" meta:character-count="1155"/>
    <meta:user-defined meta:name="Info 1"/>
    <meta:user-defined meta:name="Info 2"/>
    <meta:user-defined meta:name="Info 3"/>
    <meta:user-defined meta:name="Info 4"/>
  </office:meta>
</office:document-meta>
</file>